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0dae62"/>
    </style:style>
    <style:style style:name="P2"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0fb86d"/>
    </style:style>
    <style:style style:name="P3"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18a12"/>
    </style:style>
    <style:style style:name="P4"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ff0000" style:font-name="Liberation Serif" fo:font-size="12pt" fo:letter-spacing="normal" fo:font-style="normal" fo:font-weight="normal" officeooo:rsid="000dae62" officeooo:paragraph-rsid="000dae62"/>
    </style:style>
    <style:style style:name="P5"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ff0000" style:font-name="Liberation Serif" fo:font-size="12pt" fo:letter-spacing="normal" fo:font-style="normal" fo:font-weight="normal" officeooo:rsid="000f8838" officeooo:paragraph-rsid="000f8838"/>
    </style:style>
    <style:style style:name="P6"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ff0000" style:font-name="Liberation Serif" fo:font-size="12pt" fo:letter-spacing="normal" fo:font-style="normal" fo:font-weight="normal" officeooo:rsid="000fb86d" officeooo:paragraph-rsid="000fb86d"/>
    </style:style>
    <style:style style:name="P7" style:family="paragraph" style:parent-style-name="Standard">
      <style:paragraph-properties fo:margin-left="0in" fo:margin-right="0in" fo:line-height="150%" fo:text-align="justify" style:justify-single-word="false" fo:orphans="2" fo:widows="2" fo:text-indent="0in" style:auto-text-indent="false"/>
      <style:text-properties fo:color="#ff0000" style:font-name="Liberation Serif" officeooo:rsid="0012917e" officeooo:paragraph-rsid="0012917e"/>
    </style:style>
    <style:style style:name="P8" style:family="paragraph" style:parent-style-name="Standard">
      <style:paragraph-properties fo:margin-left="0in" fo:margin-right="0in" fo:line-height="150%" fo:text-align="justify" style:justify-single-word="false" fo:orphans="2" fo:widows="2" fo:text-indent="0in" style:auto-text-indent="false"/>
      <style:text-properties fo:color="#ff0000" style:font-name="Liberation Serif" officeooo:rsid="00118a12" officeooo:paragraph-rsid="00118a12" fo:background-color="#fff200"/>
    </style:style>
    <style:style style:name="P9" style:family="paragraph" style:parent-style-name="Standard">
      <style:paragraph-properties fo:margin-left="0in" fo:margin-right="0in" fo:line-height="150%" fo:text-align="justify" style:justify-single-word="false" fo:orphans="2" fo:widows="2" fo:text-indent="0in" style:auto-text-indent="false"/>
      <style:text-properties fo:color="#ff0000" officeooo:rsid="000fb86d" officeooo:paragraph-rsid="00173832"/>
    </style:style>
    <style:style style:name="P10" style:family="paragraph" style:parent-style-name="Standard">
      <style:paragraph-properties fo:margin-left="0in" fo:margin-right="0in" fo:line-height="150%" fo:text-align="start" style:justify-single-word="false" fo:orphans="2" fo:widows="2" fo:text-indent="0in" style:auto-text-indent="false"/>
      <style:text-properties officeooo:paragraph-rsid="00173832"/>
    </style:style>
    <style:style style:name="P11" style:family="paragraph" style:parent-style-name="Standard">
      <style:paragraph-properties fo:margin-left="0in" fo:margin-right="0in" fo:line-height="150%" fo:text-align="justify" style:justify-single-word="false" fo:orphans="2" fo:widows="2" fo:text-indent="0in" style:auto-text-indent="false"/>
      <style:text-properties officeooo:paragraph-rsid="00136e08"/>
    </style:style>
    <style:style style:name="P12" style:family="paragraph" style:parent-style-name="Standard">
      <style:paragraph-properties fo:margin-left="0in" fo:margin-right="0in" fo:line-height="150%" fo:text-align="justify" style:justify-single-word="false" fo:orphans="2" fo:widows="2" fo:text-indent="0in" style:auto-text-indent="false"/>
      <style:text-properties officeooo:paragraph-rsid="000fb86d"/>
    </style:style>
    <style:style style:name="P13" style:family="paragraph" style:parent-style-name="Standard">
      <style:paragraph-properties fo:margin-left="0in" fo:margin-right="0in" fo:line-height="150%" fo:text-align="justify" style:justify-single-word="false" fo:orphans="2" fo:widows="2" fo:text-indent="0in" style:auto-text-indent="false"/>
      <style:text-properties officeooo:paragraph-rsid="0012917e"/>
    </style:style>
    <style:style style:name="P14" style:family="paragraph" style:parent-style-name="Standard">
      <style:paragraph-properties fo:margin-left="0in" fo:margin-right="0in" fo:line-height="150%" fo:text-align="justify" style:justify-single-word="false" fo:orphans="2" fo:widows="2" fo:text-indent="0in" style:auto-text-indent="false"/>
      <style:text-properties officeooo:paragraph-rsid="0014da76"/>
    </style:style>
    <style:style style:name="P15" style:family="paragraph" style:parent-style-name="Standard">
      <style:paragraph-properties fo:margin-left="0in" fo:margin-right="0in" fo:line-height="150%" fo:text-align="justify" style:justify-single-word="false" fo:orphans="2" fo:widows="2" fo:text-indent="0in" style:auto-text-indent="false"/>
      <style:text-properties officeooo:paragraph-rsid="00173832"/>
    </style:style>
    <style:style style:name="P16" style:family="paragraph" style:parent-style-name="Standard">
      <style:paragraph-properties fo:margin-left="0in" fo:margin-right="0in" fo:line-height="150%" fo:text-align="justify" style:justify-single-word="false" fo:orphans="2" fo:widows="2" fo:text-indent="0in" style:auto-text-indent="false"/>
      <style:text-properties officeooo:paragraph-rsid="0019efe1"/>
    </style:style>
    <style:style style:name="P17" style:family="paragraph" style:parent-style-name="Standard">
      <style:paragraph-properties fo:margin-left="0in" fo:margin-right="0in" fo:line-height="150%" fo:text-align="justify" style:justify-single-word="false" fo:orphans="2" fo:widows="2" fo:text-indent="0in" style:auto-text-indent="false"/>
      <style:text-properties officeooo:rsid="000f8838" officeooo:paragraph-rsid="000f8838"/>
    </style:style>
    <style:style style:name="P18" style:family="paragraph" style:parent-style-name="Standard">
      <style:paragraph-properties fo:margin-left="0in" fo:margin-right="0in" fo:line-height="150%" fo:text-align="justify" style:justify-single-word="false" fo:orphans="2" fo:widows="2" fo:text-indent="0in" style:auto-text-indent="false"/>
      <style:text-properties officeooo:rsid="001662ab" officeooo:paragraph-rsid="001662ab"/>
    </style:style>
    <style:style style:name="P19" style:family="paragraph" style:parent-style-name="Standard">
      <style:paragraph-properties fo:margin-left="0in" fo:margin-right="0in" fo:line-height="150%" fo:text-align="justify" style:justify-single-word="false" fo:orphans="2" fo:widows="2" fo:text-indent="0in" style:auto-text-indent="false"/>
      <style:text-properties officeooo:paragraph-rsid="000f8838" fo:background-color="#fff200"/>
    </style:style>
    <style:style style:name="P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222222" style:font-name="Liberation Serif" fo:font-size="12pt" fo:letter-spacing="normal" fo:font-style="normal" fo:font-weight="normal"/>
    </style:style>
    <style:style style:name="T2" style:family="text">
      <style:text-properties fo:font-variant="normal" fo:text-transform="none" fo:color="#222222" style:font-name="Liberation Serif" fo:font-size="12pt" fo:letter-spacing="normal" fo:font-style="normal" fo:font-weight="normal" officeooo:rsid="00136e08"/>
    </style:style>
    <style:style style:name="T3" style:family="text">
      <style:text-properties fo:font-variant="normal" fo:text-transform="none" fo:color="#222222" style:font-name="Liberation Serif" fo:font-size="12pt" fo:letter-spacing="normal" fo:font-style="normal" fo:font-weight="normal" officeooo:rsid="0019efe1"/>
    </style:style>
    <style:style style:name="T4" style:family="text">
      <style:text-properties fo:font-variant="normal" fo:text-transform="none" fo:color="#222222" style:font-name="Liberation Serif" fo:letter-spacing="normal"/>
    </style:style>
    <style:style style:name="T5" style:family="text">
      <style:text-properties fo:font-variant="normal" fo:text-transform="none" fo:color="#1155cc" style:font-name="Liberation Serif" fo:font-size="12pt" fo:letter-spacing="normal" fo:font-style="normal" fo:font-weight="normal"/>
    </style:style>
    <style:style style:name="T6" style:family="text">
      <style:text-properties fo:font-variant="normal" fo:text-transform="none" fo:color="#ff0000" style:font-name="Liberation Serif" fo:font-size="12pt" fo:letter-spacing="normal" fo:font-style="normal" fo:font-weight="normal"/>
    </style:style>
    <style:style style:name="T7" style:family="text">
      <style:text-properties fo:font-variant="normal" fo:text-transform="none" fo:color="#ff0000" style:font-name="Liberation Serif" fo:font-size="12pt" fo:letter-spacing="normal" fo:font-style="normal" fo:font-weight="normal" officeooo:rsid="000dae62"/>
    </style:style>
    <style:style style:name="T8" style:family="text">
      <style:text-properties fo:font-variant="normal" fo:text-transform="none" fo:color="#ff0000" style:font-name="Liberation Serif" fo:font-size="12pt" fo:letter-spacing="normal" fo:font-style="normal" fo:font-weight="normal" officeooo:rsid="000f8838"/>
    </style:style>
    <style:style style:name="T9" style:family="text">
      <style:text-properties fo:font-variant="normal" fo:text-transform="none" fo:color="#ff0000" style:font-name="Liberation Serif" fo:font-size="12pt" fo:letter-spacing="normal" fo:font-style="normal" fo:font-weight="normal" officeooo:rsid="000fb86d"/>
    </style:style>
    <style:style style:name="T10" style:family="text">
      <style:text-properties fo:font-variant="normal" fo:text-transform="none" fo:color="#ff0000" style:font-name="Liberation Serif" fo:font-size="12pt" fo:letter-spacing="normal" fo:font-style="normal" fo:font-weight="normal" officeooo:rsid="00118a12"/>
    </style:style>
    <style:style style:name="T11" style:family="text">
      <style:text-properties fo:font-variant="normal" fo:text-transform="none" fo:color="#ff0000" style:font-name="Liberation Serif" fo:font-size="12pt" fo:letter-spacing="normal" fo:font-style="normal" fo:font-weight="normal" officeooo:rsid="0014da76"/>
    </style:style>
    <style:style style:name="T12" style:family="text">
      <style:text-properties fo:font-variant="normal" fo:text-transform="none" fo:color="#ff0000" style:font-name="Liberation Serif" fo:font-size="12pt" fo:letter-spacing="normal" fo:font-style="normal" fo:font-weight="normal" officeooo:rsid="0014fd8e"/>
    </style:style>
    <style:style style:name="T13" style:family="text">
      <style:text-properties fo:font-variant="normal" fo:text-transform="none" fo:color="#ff0000" style:font-name="Liberation Serif" fo:font-size="12pt" fo:letter-spacing="normal" fo:font-style="normal" fo:font-weight="normal" officeooo:rsid="0014fd8e" fo:background-color="#fff200" loext:char-shading-value="0"/>
    </style:style>
    <style:style style:name="T14" style:family="text">
      <style:text-properties fo:font-variant="normal" fo:text-transform="none" fo:color="#ff0000" style:font-name="Liberation Serif" fo:font-size="12pt" fo:letter-spacing="normal" fo:font-style="normal" fo:font-weight="normal" officeooo:rsid="00118a12" fo:background-color="#fff200" loext:char-shading-value="0"/>
    </style:style>
    <style:style style:name="T15" style:family="text">
      <style:text-properties fo:font-variant="normal" fo:text-transform="none" fo:color="#ff0000" style:font-name="Liberation Serif" fo:font-size="12pt" fo:letter-spacing="normal" fo:font-style="normal" fo:font-weight="normal" officeooo:rsid="00173832"/>
    </style:style>
    <style:style style:name="T16" style:family="text">
      <style:text-properties fo:font-variant="normal" fo:text-transform="none" fo:color="#ff0000" style:font-name="Liberation Serif" fo:font-size="12pt" fo:letter-spacing="normal" fo:font-style="normal" fo:font-weight="normal" officeooo:rsid="0012917e"/>
    </style:style>
    <style:style style:name="T17" style:family="text">
      <style:text-properties fo:font-variant="normal" fo:text-transform="none" fo:color="#ff0000" style:font-name="Liberation Serif" fo:font-size="12pt" fo:letter-spacing="normal" fo:font-style="normal" fo:font-weight="normal" officeooo:rsid="0019efe1"/>
    </style:style>
    <style:style style:name="T18" style:family="text">
      <style:text-properties fo:font-variant="normal" fo:text-transform="none" fo:color="#ff0000" style:font-name="Liberation Serif" fo:font-size="12pt" fo:letter-spacing="normal" fo:font-style="normal" style:text-underline-style="solid" style:text-underline-width="auto" style:text-underline-color="font-color" fo:font-weight="normal" officeooo:rsid="000f8838"/>
    </style:style>
    <style:style style:name="T19" style:family="text">
      <style:text-properties fo:font-variant="normal" fo:text-transform="none" fo:color="#ff0000" style:font-name="Liberation Serif" fo:font-size="12pt" fo:letter-spacing="normal" fo:font-style="italic" fo:font-weight="normal" style:font-style-asian="italic" style:font-style-complex="italic"/>
    </style:style>
    <style:style style:name="T20" style:family="text">
      <style:text-properties fo:font-variant="normal" fo:text-transform="none" fo:color="#ff0000" style:font-name="Liberation Serif" fo:font-size="12pt" fo:letter-spacing="normal" fo:font-style="italic" fo:font-weight="normal" officeooo:rsid="000dae62" style:font-style-asian="italic" style:font-style-complex="italic"/>
    </style:style>
    <style:style style:name="T21" style:family="text">
      <style:text-properties fo:font-variant="normal" fo:text-transform="none" fo:color="#ff0000" style:font-name="Liberation Serif" fo:font-size="12pt" fo:letter-spacing="normal" fo:font-style="italic" fo:font-weight="normal" officeooo:rsid="00173832" style:font-style-asian="italic" style:font-style-complex="italic"/>
    </style:style>
    <style:style style:name="T22" style:family="text">
      <style:text-properties fo:font-variant="normal" fo:text-transform="none" fo:color="#ff0000" style:font-name="Liberation Serif" fo:font-size="12pt" fo:letter-spacing="normal" fo:language="en" fo:country="GB" fo:font-style="normal" fo:font-weight="normal" officeooo:rsid="0019efe1" style:font-weight-complex="bold"/>
    </style:style>
    <style:style style:name="T23" style:family="text">
      <style:text-properties fo:font-variant="normal" fo:text-transform="none" fo:color="#ce181e" style:font-name="Liberation Serif" fo:font-size="12pt" fo:letter-spacing="normal" fo:font-style="normal" fo:font-weight="normal" officeooo:rsid="00136e08"/>
    </style:style>
    <style:style style:name="T24" style:family="text">
      <style:text-properties fo:font-variant="normal" fo:text-transform="none" fo:color="#ce181e" style:font-name="Liberation Serif" fo:font-size="12pt" fo:letter-spacing="normal" fo:font-style="normal" fo:font-weight="normal" officeooo:rsid="00173832"/>
    </style:style>
    <style:style style:name="T25" style:family="text">
      <style:text-properties fo:font-variant="normal" fo:text-transform="none" fo:color="#ce181e" style:font-name="Liberation Serif" fo:font-size="12pt" fo:letter-spacing="normal" fo:font-style="normal" fo:font-weight="normal" officeooo:rsid="0018875c"/>
    </style:style>
    <style:style style:name="T26" style:family="text">
      <style:text-properties fo:font-variant="normal" fo:text-transform="none" fo:color="#ce181e" style:font-name="Liberation Serif" fo:font-size="12pt" fo:letter-spacing="normal" fo:font-style="normal" fo:font-weight="normal" officeooo:rsid="0019efe1" style:font-weight-complex="bold"/>
    </style:style>
    <style:style style:name="T27" style:family="text">
      <style:text-properties fo:font-variant="normal" fo:text-transform="none" fo:color="#ce181e" style:font-name="Liberation Serif" fo:font-size="12pt" fo:letter-spacing="normal" fo:language="en" fo:country="GB" fo:font-style="normal" fo:font-weight="normal" officeooo:rsid="0019efe1" style:font-weight-complex="bold"/>
    </style:style>
    <style:style style:name="T28" style:family="text">
      <style:text-properties fo:font-variant="normal" fo:text-transform="none" fo:color="#000000" style:font-name="Liberation Serif" fo:font-size="12pt" fo:letter-spacing="normal" fo:language="en" fo:country="GB" fo:font-style="normal" fo:font-weight="normal" officeooo:rsid="0019efe1" style:font-weight-complex="bold"/>
    </style:style>
    <style:style style:name="T29" style:family="text">
      <style:text-properties fo:font-variant="normal" fo:text-transform="none" fo:color="#000000" style:font-name="Liberation Serif" fo:font-size="12pt" fo:letter-spacing="normal" fo:font-style="normal" fo:font-weight="normal" officeooo:rsid="0019efe1" style:font-weight-complex="bold"/>
    </style:style>
    <style:style style:name="T30" style:family="text">
      <style:text-properties fo:font-variant="normal" fo:text-transform="none" fo:color="#2a6099" style:font-name="Liberation Serif" fo:font-size="12pt" fo:letter-spacing="normal" fo:language="en" fo:country="GB" fo:font-style="normal" fo:font-weight="normal" officeooo:rsid="0019efe1" style:font-weight-complex="bold"/>
    </style:style>
    <style:style style:name="T31" style:family="text">
      <style:text-properties fo:font-variant="normal" fo:text-transform="none" fo:color="#2a6099" style:font-name="Liberation Serif" fo:font-size="12pt" fo:letter-spacing="normal" fo:font-style="normal" fo:font-weight="normal" officeooo:rsid="0019efe1" style:font-weight-complex="bold"/>
    </style:style>
    <style:style style:name="T32" style:family="text">
      <style:text-properties fo:font-variant="normal" fo:text-transform="none" fo:color="#2a6099" style:font-name="Liberation Serif" fo:font-size="12pt" fo:letter-spacing="normal" fo:font-style="normal" fo:font-weight="normal" officeooo:rsid="0019efe1"/>
    </style:style>
    <style:style style:name="T33" style:family="text">
      <style:text-properties style:font-name="Liberation Serif"/>
    </style:style>
    <style:style style:name="T34" style:family="text">
      <style:text-properties style:font-name="Liberation Serif" officeooo:rsid="00118a12"/>
    </style:style>
    <style:style style:name="T35" style:family="text">
      <style:text-properties style:font-name="Liberation Serif" officeooo:rsid="00173832"/>
    </style:style>
    <style:style style:name="T36" style:family="text">
      <style:text-properties style:font-name="Liberation Serif" officeooo:rsid="00173832" fo:background-color="#fff200" loext:char-shading-value="0"/>
    </style:style>
    <style:style style:name="T37" style:family="text">
      <style:text-properties fo:color="#ff0000" style:font-name="Liberation Serif" officeooo:rsid="00118a12"/>
    </style:style>
    <style:style style:name="T38" style:family="text">
      <style:text-properties fo:color="#ff0000" style:font-name="Liberation Serif" officeooo:rsid="0012917e"/>
    </style:style>
    <style:style style:name="T39" style:family="text">
      <style:text-properties fo:background-color="#fff200" loext:char-shading-value="0"/>
    </style:style>
    <style:style style:name="T4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JEB MS JEB-2020-00032<text:tab/></text:span><text:span text:style-name="T33"><text:line-break/><text:line-break/></text:span><text:span text:style-name="T1">Re: Reject with resubmission allowed<text:tab/></text:span><text:span text:style-name="T33"><text:line-break/><text:line-break/></text:span><text:span text:style-name="T1">Dear Author,<text:tab/></text:span><text:span text:style-name="T33"><text:line-break/><text:line-break/></text:span><text:span text:style-name="T1">Thank you for submitting your manuscript "Decoupling of resistance and tolerance against one of two related parasites (&lt;i&gt;Eimeria&lt;/i&gt;) in mice" (JEB ms JEB-2020-00032) to the Journal of Evolutionary Biology. Your work has now been considered by two reviewers, whose comments are enclosed. Overall, and this includes my assessment, there seems to be some potential in your work being interesting for evolutionary biologists. However, as currently presented we must reject your manuscript for multiple reasons outlined by the reviewers below.<text:tab/></text:span><text:span text:style-name="T33"><text:line-break/><text:line-break/></text:span><text:span text:style-name="T23">C</text:span><text:span text:style-name="T24">1. </text:span><text:span text:style-name="T1">First and foremost, as mentioned by both reviewers, the writing, particularly the main set-up of your manuscript, leaves much to be desired and seems to be generally geared more to parasitologists than to evolutionary biologists. In particular, your work is taxonomically too focused on your system, and you fail to cite work on other species that is relevant in this context.</text:span></text:p>
      <text:p text:style-name="P11"><text:span text:style-name="T1"/></text:p>
      <text:p text:style-name="P11"><text:span text:style-name="T23">COMMENTS</text:span><text:span text:style-name="T2"> </text:span></text:p>
      <text:p text:style-name="P15"><text:span text:style-name="T33"><text:line-break/></text:span><text:span text:style-name="T23">C</text:span><text:span text:style-name="T24">2. </text:span><text:span text:style-name="T1">Second, reviewer 1 asks what the relevance or specificity of your work is in relation to the mouse hybrid zone, which of course would be very interesting to know from an evolutionary point of view but currently remains highly unclear and unargued.</text:span></text:p>
      <text:p text:style-name="P11"><text:span text:style-name="T1"/></text:p>
      <text:p text:style-name="P11"><text:span text:style-name="T23">COMMENTS</text:span></text:p>
      <text:p text:style-name="P15"><text:span text:style-name="T33"><text:line-break/></text:span><text:span text:style-name="T23">C</text:span><text:span text:style-name="T24">3. </text:span><text:span text:style-name="T1">Third, both reviewers question your measure of tolerance. Reviewer 1 asks why you did not use the measured suggested in this context by another author that you cite, and reviewer 2 outright dismisses your index as stastically shaky if not flawed. I definitely agree with the latter assessment, which apparently is still a recurring problem in ecological and evolutionary studies.</text:span></text:p>
      <text:p text:style-name="P11"><text:span text:style-name="T1"/></text:p>
      <text:p text:style-name="P11"><text:soft-page-break/><text:span text:style-name="T23">COMMENTS</text:span></text:p>
      <text:p text:style-name="P15"><text:span text:style-name="T33"><text:line-break/></text:span><text:span text:style-name="T23">C</text:span><text:span text:style-name="T24">4. </text:span><text:span text:style-name="T1">Fourth, a control group is missing.</text:span></text:p>
      <text:p text:style-name="P11"><text:span text:style-name="T1"/></text:p>
      <text:p text:style-name="P11"><text:span text:style-name="T23">COMMENTS</text:span></text:p>
      <text:p text:style-name="P10"><text:span text:style-name="T33"><text:line-break/></text:span><text:span text:style-name="T1">These are but the most important criticisms of your work, and both reviewers made even more useful suggestions for change. In light of these comments and my own reading of your manuscript, I therefore cannot recommend your paper for publication and thus reject it.<text:tab/></text:span><text:span text:style-name="T33"><text:line-break/><text:line-break/></text:span><text:span text:style-name="T1">However, I leave the option open for you to resubmit a substantially revised version of your article at some point in the future, if you think you can fix the main criticisms and make this work more interesting for evolutionary biologists. Any resubmitted manuscript will be treated as a new submission, and there can of course be no guarantee that the paper will ultimately be published by JEB. It is very likely that the new MS would be sent back to at least one of the original reviewers, so please think carefully about the value of resubmission (i.e. can you present new data/analyses or clarify issues in a way that is likely to satisfy the reviewer).<text:tab/></text:span><text:span text:style-name="T33"><text:line-break/><text:line-break/></text:span><text:span text:style-name="T1">If you resubmit a revised version, please include a letter in which you describe how you have responded to each of the referees’ comments. Please number the comments and refer to line numbers in the original and revised paper for easy reference. A marked-up revision is also helpful. Please upload this letter with your other files so it forms part of the PDF.<text:tab/></text:span><text:span text:style-name="T33"><text:line-break/><text:line-break/></text:span><text:span text:style-name="T1">Please submit the paper on the JEB website (</text:span><text:a xlink:type="simple" xlink:href="http://mc.manuscriptcentral.com/jeb" office:target-frame-name="_blank" xlink:show="new" text:style-name="Internet_20_link" text:visited-style-name="Visited_20_Internet_20_Link"><text:span text:style-name="T5">http://mc.manuscriptcentral.c</text:span></text:a><text:span text:style-name="T1">) as a RESUBMISSION, providing the original ms number. In your Author Center in ScholarOne Manuscripts you will find on the left a list entitled My Manuscripts. Click the Manuscripts with Decisions in this list; in the resulting list you will find this manuscript with on the right under Actions the option Create a Resubmission. By clicking this link you will be guided through the resubmission process.<text:tab/></text:span><text:span text:style-name="T33"><text:line-break/><text:line-break/></text:span><text:span text:style-name="T1">Sincerely,</text:span><text:span text:style-name="T33"><text:line-break/><text:line-break/></text:span><text:soft-page-break/><text:span text:style-name="T1">Wolf Blanckenhorn</text:span><text:span text:style-name="T33"><text:line-break/></text:span><text:span text:style-name="T1">Editor in Chief</text:span><text:span text:style-name="T33"><text:line-break/></text:span><text:span text:style-name="T1">Journal of Evolutionary Biology</text:span><text:span text:style-name="T33"><text:line-break/><text:line-break/></text:span><text:span text:style-name="T1">**********************************************</text:span><text:span text:style-name="T33"><text:line-break/></text:span><text:span text:style-name="T1">Evolutionary Biology &amp; Environmental Studies</text:span><text:span text:style-name="T33"><text:line-break/></text:span><text:span text:style-name="T1">University of Zurich-Irchel</text:span><text:span text:style-name="T33"><text:line-break/></text:span><text:span text:style-name="T1">Winterthurerstrasse 190</text:span><text:span text:style-name="T33"><text:line-break/></text:span><text:span text:style-name="T1">CH-8057 Zurich</text:span><text:span text:style-name="T33"><text:line-break/><text:line-break/></text:span><text:a xlink:type="simple" xlink:href="http://onlinelibrary.wiley.com/journal/10.1111/(ISSN)1420-9101/" office:target-frame-name="_blank" xlink:show="new" text:style-name="Internet_20_link" text:visited-style-name="Visited_20_Internet_20_Link"><text:span text:style-name="T5">http://onlinelibrary.wiley.com</text:span></text:a><text:span text:style-name="T33"><text:line-break/></text:span><text:a xlink:type="simple" xlink:href="http://mc.manuscriptcentral.com/jeb" office:target-frame-name="_blank" xlink:show="new" text:style-name="Internet_20_link" text:visited-style-name="Visited_20_Internet_20_Link"><text:span text:style-name="T5">http://mc.manuscriptcentral.co</text:span></text:a><text:span text:style-name="T33"><text:line-break/></text:span><text:a xlink:type="simple" xlink:href="http://www.eseb.org/" office:target-frame-name="_blank" xlink:show="new" text:style-name="Internet_20_link" text:visited-style-name="Visited_20_Internet_20_Link"><text:span text:style-name="T5">http://www.eseb.org</text:span></text:a><text:span text:style-name="T33"><text:line-break/><text:line-break/></text:span><text:span text:style-name="T1">*************************************</text:span><text:span text:style-name="T33"><text:line-break/></text:span><text:span text:style-name="T1">***********************************************</text:span><text:span text:style-name="T33"><text:line-break/><text:line-break/></text:span><text:span text:style-name="T1">Reviewer: 1</text:span><text:span text:style-name="T33"><text:line-break/><text:line-break/></text:span><text:span text:style-name="T1">Comments to the Author<text:tab/></text:span><text:span text:style-name="T33"><text:line-break/></text:span><text:span text:style-name="T23">C</text:span><text:span text:style-name="T24">5. </text:span><text:span text:style-name="T1">In this manuscript about host-parasite interactions, resistance (parasite load) and tolerance (the maintenance of health despite infection) against Eimeria protozoan parasites of different species and strains are experimentally studied in house mice. Both resistance and tolerance should entail fitness costs, and high resistance will reduce selection on evolution of tolerance, and vice versa, so that one might expect species to exhibit either high resistance or high tolerance, but not both, predicting a negative correlation between the two. The house mice hosts were inbred strains derived from two Mus musculus musculus and two Mus musculus domesticus populations. The main result is that with infection with one Eimeria species, the two subspecies appear to show a negative correlation between resistance and tolerance, while none is evident upon infection by the second Eimeria species, which is quite interesting.<text:tab/></text:span></text:p>
      <text:p text:style-name="P1"/>
      <text:p text:style-name="P15"><text:soft-page-break/><text:span text:style-name="T7">Yes, more focus Eimeria species/genotype in fixed hosts</text:span><text:span text:style-name="T33"><text:line-break/><text:line-break/></text:span><text:span text:style-name="T23">C</text:span><text:span text:style-name="T24">6. </text:span><text:span text:style-name="T1">I didn’t understand the rationale for carrying out this experiment on Eimeria strains derived from the house mice hybrid zone – what do we learn from this that we wouldn’t learn from Eimeria strains safely within the domesticus side or the musculus side of the hybrid zone? Are potential adaptations of Eimeria to mice of the hybrid zone important? Do the two Eimeria species not coincide elsewhere?</text:span><text:span text:style-name="T33"><text:line-break/></text:span></text:p>
      <text:p text:style-name="P14"><text:span text:style-name="T7">W</text:span><text:span text:style-name="T11">e thank the reviewer for this comment </text:span><text:span text:style-name="T12">that will allow improvement of our manuscript.</text:span></text:p>
      <text:p text:style-name="P14"><text:span text:style-name="T20"/></text:p>
      <text:p text:style-name="P14"><text:span text:style-name="T20">E. ferrisi</text:span><text:span text:style-name="T7"> is</text:span><text:span text:style-name="T11">olates were obtained </text:span><text:span text:style-name="T7">from </text:span><text:span text:style-name="T11">each side of the hybrid zone (in a 92% Western mouse and a 85% Eastern mouse, respectively). Comparing these strains, we can test for local adaptation of this parasite, the more prevalent. We did not </text:span><text:span text:style-name="T12">detect</text:span><text:span text:style-name="T11"> local adaptation </text:span><text:span text:style-name="T12">both in terms of host resistance (figure 4) and tolerance (figure 5). → </text:span><text:span text:style-name="T13">in text + dvp figure 5 for slope.</text:span></text:p>
      <text:p text:style-name="P19"><text:span text:style-name="T7">N</text:span><text:span text:style-name="T8">O TOL DIFF (TOL is a host concept)</text:span></text:p>
      <text:p text:style-name="P4"/>
      <text:p text:style-name="P18"><text:span text:style-name="T6">The low prevalence of </text:span><text:span text:style-name="T19">E. falciformis</text:span><text:span text:style-name="T6"> did not allow such test. This isolate was obtained from a 80% Western mouse / 20 % Eastern mouse hybrid, </text:span><text:span text:style-name="T15">closer to the centre of the hybrid zone than both </text:span><text:span text:style-name="T21">E. ferrisi</text:span><text:span text:style-name="T15"> isolates. In the absence of test </text:span><text:span text:style-name="T7">for local adaptation, </text:span><text:span text:style-name="T15">this isolate can be either</text:span><text:span text:style-name="T7"> a </text:span><text:span text:style-name="T15">W</text:span><text:span text:style-name="T7">est-</text:span><text:span text:style-name="T15">adapted or a</text:span><text:span text:style-name="T7"> <text:s/>hybrid host adapted </text:span><text:span text:style-name="T15">isolate</text:span><text:span text:style-name="T7">. </text:span><text:span text:style-name="T15">Futu</text:span><text:span text:style-name="T7">re experiments </text:span><text:span text:style-name="T15">are</text:span><text:span text:style-name="T7"> neede</text:span><text:span text:style-name="T8">d.</text:span></text:p>
      <text:p text:style-name="P5">T<text:span text:style-name="T39">OL DIFF are local adaptation? </text:span></text:p>
      <text:p text:style-name="P19"><text:span text:style-name="T8">… very interesting for the future: </text:span><text:span text:style-name="T18">one needs to use the host concept of tolerance to investigate a parasite/host local adaptation</text:span><text:span text:style-name="T8">!</text:span></text:p>
      <text:p text:style-name="P17"><text:span text:style-name="T8">W</text:span><text:span text:style-name="T6">OW parasite research has to use host concept! Really! This is the main </text:span><text:span text:style-name="T9">conclusion</text:span><text:span text:style-name="T6">! </text:span></text:p>
      <text:p text:style-name="P15"><text:span text:style-name="T33"><text:line-break/></text:span><text:span text:style-name="T23">C</text:span><text:span text:style-name="T24">7. </text:span><text:span text:style-name="T1">I also am not sure why it is advantageous to carry out this experiment on highly inbred mice, capturing little genotypic variation, rather than on mice with natural within- population variation. I found the answer in Raberg et al. 2009, who advocate such an approach to allow an estimate of the slope of the relationship between fitness and infection intensity, which they define as tolerance, per genotype. The authors of this manuscript refer to this as the usual way to measure tolerance, but this slope is not estimated here, instead a tolerance index is used – an individual based measure, rather than a genotype based measure. There is however no explanation given as to what governed this choice, </text:span><text:soft-page-break/><text:span text:style-name="T1">why the tolerance index is preferable to the standard way, especially given that they use “fully inbred” mice (what does fully-inbred mean?).</text:span></text:p>
      <text:p text:style-name="P2"/>
      <text:p text:style-name="P6"><text:span text:style-name="T39">Removed “fully”. We specify that the mice have at least X generations of inbreeding. We converted our analysis to slope genotype based measure. Our original rationale was that the ratio is more conservative, but we agree to use the analysis established by Raberg et al. . EMPHASIZE that this addresses the main criticism of both reviewers</text:span>.</text:p>
      <text:p text:style-name="P15"><text:span text:style-name="T33"><text:line-break/></text:span><text:span text:style-name="T23">C</text:span><text:span text:style-name="T24">8. </text:span><text:span text:style-name="T1">The introduction mentions that “understanding how resistance and tolerance are coupled is necessary to conclude on health effects of parasitism”. I’m not sure I understand how data on the relationship between resistance and tolerance help to understand fitness costs. The introduction implies a prediction that resistance and tolerance are negatively correlated, but reports that one study found them to be uncoupled. A quick look at the literature led me to several more examples that are relevant, although on different host-parasite systems. The discussion is very focused on house mice and Eimeria. There needs to be broadening out of the discussion and comparison with other systems.</text:span></text:p>
      <text:p text:style-name="P12"><text:span text:style-name="T1"/></text:p>
      <text:p text:style-name="P15"><text:span text:style-name="T9"><office:annotation office:name="__Annotation__2501_3512807894"><dc:creator>Unknown Author</dc:creator><dc:date>2020-02-26T15:35:38.067028512</dc:date><text:p text:style-name="P20"><text:span text:style-name="T40">Cf ma these</text:span></text:p></office:annotation></text:span><text:span text:style-name="T9">Removed fitness cost. Looked harder found those papers. Here they are.<text:tab/></text:span><office:annotation-end office:name="__Annotation__2501_3512807894"/><text:span text:style-name="T9"> </text:span><text:span text:style-name="T33"><text:line-break/><text:line-break/></text:span><text:span text:style-name="T23">C</text:span><text:span text:style-name="T24">9. </text:span><text:span text:style-name="T1">Does sex play a role in either resistance or tolerance? Males and females were included in this study but pooled for data analysis.<text:tab/></text:span><text:span text:style-name="T33"><text:line-break/></text:span></text:p>
      <text:p text:style-name="P9"><text:span text:style-name="T34">We are not aware </text:span><text:span text:style-name="T35">of reasons to hypothesize higher or lower</text:span><text:span text:style-name="T34"> <text:s/></text:span><text:span text:style-name="T35">resistance or tolerance </text:span><text:span text:style-name="T34">in Eimeria infections in one sex. </text:span><text:span text:style-name="T35">For this reason, we chose to not use s</text:span><text:span text:style-name="T33">ex as factor in the model </text:span><text:span text:style-name="T35">(for which our power would be low </text:span><text:span text:style-name="T36">TEST</text:span><text:span text:style-name="T35">)</text:span><text:span text:style-name="T34">, </text:span><text:span text:style-name="T35">but rather </text:span><text:span text:style-name="T33">used </text:span><text:span text:style-name="T35">a sex-balanced design within each isolate infection group</text:span><text:span text:style-name="T33"> to add more variance (meaningful) </text:span><text:span text:style-name="T35">and obtain a </text:span><text:span text:style-name="T33">more conservative </text:span><text:span text:style-name="T35">analysis</text:span><text:span text:style-name="T33">.</text:span></text:p>
      <text:p text:style-name="P15"><text:span text:style-name="T33"><text:line-break/></text:span><text:span text:style-name="T23">C</text:span><text:span text:style-name="T24">10. </text:span><text:span text:style-name="T1">The experimenters ran into some trouble during the experiment, as some mice that tested negative to Eimeria infection prior to entering the experiment, turned positive by the day the experiment started. It would be helpful to indicate what the time frame was here – how much earlier was the negative test compared to the start of the experiment? This was unfortunate, and the authors laudably make it clear </text:span><text:soft-page-break/><text:span text:style-name="T1">that this occurred, but argue that they found no sign that it affected the outcome of the experiment, by examining the data with and without the affected trials.</text:span></text:p>
      <text:p text:style-name="P3"/>
      <text:p text:style-name="P15"><text:span text:style-name="T10">Made the </text:span><text:span text:style-name="T14">timeframe</text:span><text:span text:style-name="T10"> more clear. We thank the reviewer to appreciate our efforts on honesty. </text:span><text:span text:style-name="T33"><text:line-break/><text:line-break/></text:span><text:span text:style-name="T23">C</text:span><text:span text:style-name="T24">11. </text:span><text:span text:style-name="T1">I think this is an error on page 10 – “SHUNT (Mmd subspecies) shed more OPG at the peak of shedding than both Mmm subspecies, PWD and BUSNA”. It looks like it should be “less” not “more”.</text:span><text:span text:style-name="T33"><text:line-break/></text:span></text:p>
      <text:p text:style-name="P8">Ok</text:p>
      <text:p text:style-name="P15"><text:span text:style-name="T33"><text:line-break/></text:span><text:span text:style-name="T23">C</text:span><text:span text:style-name="T24">12. </text:span><text:span text:style-name="T1">Tables 2 until 6 duplicate some information from the figures – the upper diagonal of the tables shows estimate contrasts and SE, while estimates and CI are plotted in the figures. The lower diagonal shows statistics and p values. It would help the reader to indicate the difference between the upper and lower diagonals in the table headings. I would also suggest moving these tables to the Supplement, but keeping the figures in the main document.</text:span></text:p>
      <text:p text:style-name="P3"/>
      <text:p text:style-name="P15"><text:span text:style-name="T14">OK</text:span><text:span text:style-name="T33"><text:line-break/><text:line-break/></text:span><text:span text:style-name="T23">C</text:span><text:span text:style-name="T24">13. </text:span><text:span text:style-name="T1">It seems clear that the controversy about degree of parasite resistance in house mice in the hybrid zones interests the authors – but the links to this study seem fuzzy, as the house mice were not from the house mice hybrid zone, only the parasites were.<text:tab/></text:span><text:span text:style-name="T33"><text:line-break/></text:span></text:p>
      <text:p text:style-name="P8"><office:annotation office:name="__Annotation__2502_3512807894"><dc:creator>Unknown Author</dc:creator><dc:date>2020-02-26T15:39:29.839833804</dc:date><text:p text:style-name="P20"><text:span text:style-name="T40">Rm HMHZ</text:span></text:p></office:annotation>Ok removed. Fitness removed. Only left implicit in references. <office:annotation-end office:name="__Annotation__2502_3512807894"/></text:p>
      <text:p text:style-name="P15"><text:span text:style-name="T33"><text:line-break/></text:span><text:span text:style-name="T23">C</text:span><text:span text:style-name="T24">14. </text:span><text:span text:style-name="T1">Were the data analysed twice (once looking at subspecies/species differences and once looking at strain differences) because there wasn’t enough data to do one model with strain nested within species, fitting all the variables?<text:tab/></text:span><text:span text:style-name="T33"><text:line-break/></text:span></text:p>
      <text:p text:style-name="P13"><text:span text:style-name="T37">Only random effects can be nested. Species and strain have to be fixed effects in this model and therefore studied separately. </text:span><text:span text:style-name="T38">Correct that both fixed effects could be used in the same model.</text:span></text:p>
      <text:p text:style-name="P7"/>
      <text:p text:style-name="P7"><text:soft-page-break/>* isolate + species + subspecies + strain.</text:p>
      <text:p text:style-name="P7"/>
      <text:p text:style-name="P7">Isolate and strain NS but still want to visualize their variability. Two different models to test two different hypotheses. Predictions made clear… </text:p>
      <text:p text:style-name="P7"/>
      <text:p text:style-name="P7">LOCAL ADAPT (ferrisi) questions: Isolate/strain model → local adaptations NEGATIVE result. That’s why investigated in depth. </text:p>
      <text:p text:style-name="P7"/>
      <text:p text:style-name="P15"><text:span text:style-name="T38">COUPLING DIFFERENCE IN DIFF PARASITES: species/subspecies model → tolerance /resistance coupling differences.<text:tab/> </text:span><text:span text:style-name="T33"><text:line-break/><text:line-break/></text:span><text:span text:style-name="T1">Reviewer: 2<text:tab/></text:span><text:span text:style-name="T33"><text:line-break/><text:line-break/></text:span><text:span text:style-name="T1">Comments to the Author<text:tab/></text:span><text:span text:style-name="T33"><text:line-break/></text:span><text:span text:style-name="T23">C</text:span><text:span text:style-name="T24">15. </text:span><text:span text:style-name="T1">In this paper, the authors explore the effect of experimental parasitism by two closely related Eimeria parasites on four widl-derived strains of inbred mice to infections in terms of body mass loss and parasitism load (density of oocysts in feces). They claim to have estimated the level of host defences against experimental infection in terms of resistance and tolerance response as the inverse of maximum density of oocysts and the ratio between body mass loss and maximum density of oocysts, respectively. I do not think the approach used to estimate tolerance is suitable, for two reasons: first, by using ratios (Instead of reaction norms) tolerance might by confounded with vigour; and second, resistance values are used in the denominator of the equation to estimate tolerance, which by itself could explain the claimed negative association found for one of the parasites.</text:span></text:p>
      <text:p text:style-name="P16"><text:span text:style-name="T16">fe</text:span><text:span text:style-name="T33"><text:line-break/><text:line-break/></text:span><text:span text:style-name="T23">C</text:span><text:span text:style-name="T24">16. </text:span><text:span text:style-name="T1">The paper is quite difficult to follow, and the importance of the study and results in evolutionary scenarios is vaguely introduced.  In fact, most results merely describe the effects of experimental infection. The part of the manuscript that in my opinion is more interesting for evolutionary biologist is the study of associations between defensive tolerance and defensive resistance, and the manuscript should therefore be focused in this matter. However, as mentioned before, I think the estimate of tolerance is not appropriate and thus I do not think the conclusions on this experiment are strong </text:span><text:soft-page-break/><text:span text:style-name="T1">enough.</text:span><text:span text:style-name="T33"><text:line-break/><text:line-break/></text:span><text:span text:style-name="T23">C</text:span><text:span text:style-name="T24">17. </text:span><text:span text:style-name="T1">There are no line numbers, which make difficult pointing at the sentences to comment.  In any case, with the hope of explaining further my point of view, I offer some comments below.</text:span><text:span text:style-name="T33"><text:line-break/><text:line-break/></text:span><text:span text:style-name="T23">C</text:span><text:span text:style-name="T24">18. </text:span><text:span text:style-name="T1">Abstract has to be completely rewritten with direct and clear messages introducing the importance of the study, methodology employed, results and inferences of result. By now, from the abstract, it is difficult understand the performed work, whereas readers should be able to figure out what has been done. Some examples:<text:tab/></text:span><text:span text:style-name="T33"><text:line-break/></text:span><text:span text:style-name="T1">Abstract, 4th line: what do you mean with “hybrid hosts”?<text:tab/></text:span><text:span text:style-name="T33"><text:line-break/></text:span><text:span text:style-name="T1">Abstract, 5th line: what kind of fitness effects? What do you mean with modulatory effect?</text:span><text:span text:style-name="T33"><text:line-break/></text:span><text:span text:style-name="T1">Abstract: brief explanation of how resistance and tolerance responses were estimated is necessary here, before exposing the results.<text:tab/></text:span><text:span text:style-name="T33"><text:line-break/></text:span><text:span text:style-name="T1">Abstract, the two last lines: why findings of resistance in …. have to be interpreted carefully?</text:span><text:span text:style-name="T33"><text:line-break/><text:line-break/></text:span><text:span text:style-name="T23">C</text:span><text:span text:style-name="T24">19. </text:span><text:span text:style-name="T1">Introduction:<text:tab/></text:span><text:span text:style-name="T33"><text:line-break/></text:span><text:span text:style-name="T4">“</text:span><text:span text:style-name="T1">In natural populations, costs of the two lines of defences against parasites predict that resistance and tolerance are negatively correlated”. I do not agree! Tolerance and resistance can be positively, negatively or nor related to each other. It is just that two different lines of resistance defences, which both are costly, can be positively, negatively or nor related to each other.<text:tab/></text:span></text:p>
      <text:p text:style-name="P16"><text:span text:style-name="T1"/></text:p>
      <text:p text:style-name="P16"><text:span text:style-name="T17">We agree with the reviewer, and this comment goes in the same direction than comment C8 of reviewer 1. We kept it short in the first version </text:span><text:span text:style-name="T32">(“</text:span><text:span text:style-name="T30">In natural populations, costs of the two lines of defense against parasites predict that resistance and tolerance are negatively correlated (R</text:span><text:span text:style-name="T31">åberg, 2014; Råberg, Sim, &amp; Read, 2007)</text:span><text:span text:style-name="T30">. They can also be found uncoupled if they are at intermediate levels (Athanasiadou, Tolossa, Debela, Tolera, &amp; Houdijk., 2015)”)</text:span><text:span text:style-name="T22"> but we know expended and clarified as f</text:span><text:span text:style-name="T22"><office:annotation office:name="__Annotation__2516_3512807894"><dc:creator>Unknown Author</dc:creator><dc:date>2020-02-26T15:50:11.950759149</dc:date><text:p text:style-name="P20"><text:span text:style-name="T41">See thesis</text:span></text:p></office:annotation></text:span><text:span text:style-name="T22">ollows:</text:span><office:annotation-end office:name="__Annotation__2516_3512807894"/></text:p>
      <text:p text:style-name="P16"><text:span text:style-name="T28"><text:s/></text:span><text:span text:style-name="T33"><text:line-break/><text:line-break/></text:span><text:span text:style-name="T23">C</text:span><text:span text:style-name="T24">20. </text:span><text:span text:style-name="T1">The Introduction is devoted to (i) explain that both resistance and tolerance defensive responses have associated costs, (ii) introduce mouse subspecies immunological characteristics, the two protozoa Eimeria parasites, their prevalence, and their effects in their mouse hots. The authors finish the </text:span><text:soft-page-break/><text:span text:style-name="T1">introduction mentioning that because of differences in prevalence and pathogenicity, associations between resistance and tolerance against the two parasites might differ. I think authors should pay more effort to explain the importance of the study in evolutionary scenarios by, for instance, make clearer the importance of detecting different defensive strategies of hosts against different parasites in scenarios of host-parasites interactions and evolution.<text:tab/></text:span><text:span text:style-name="T33"><text:line-break/><text:line-break/></text:span><text:span text:style-name="T23">C</text:span><text:span text:style-name="T25">2</text:span><text:span text:style-name="T24">1. </text:span><text:span text:style-name="T1">Material and methods<text:tab/></text:span><text:span text:style-name="T33"><text:line-break/></text:span><text:span text:style-name="T1">Please, try not to use acronyms, or reduce them to a minimum. It makes it very difficult to follow the text.</text:span><text:span text:style-name="T33"><text:line-break/></text:span><text:span text:style-name="T1">I am not an expert on the described lab methodologies, and thus I cannot comment on them.</text:span><text:span text:style-name="T33"><text:line-break/></text:span><text:span text:style-name="T1">Experimental approach:<text:tab/></text:span><text:span text:style-name="T33"><text:line-break/></text:span><text:span text:style-name="T1">Mice were orally infected with 150 sporulated oocysts, weight recorded and faeces collected daily.</text:span><text:span text:style-name="T33"><text:line-break/></text:span><text:span text:style-name="T1">All 108 used mice we infected and no control group was followed. In my opinion, control groups are necessary given that cross-contamination between batches can occur, and because experimental mice might be infected by nematodes or others kinds of parasites (last paragraph of “experimental infection).</text:span><text:span text:style-name="T33"><text:line-break/><text:line-break/></text:span><text:span text:style-name="T23">C</text:span><text:span text:style-name="T25">22</text:span><text:span text:style-name="T24">. </text:span><text:span text:style-name="T1">Measures of resistance and tolerance: I am not sure the approach is appropriate or correct to test the idea.<text:tab/></text:span><text:span text:style-name="T33"><text:line-break/></text:span><text:span text:style-name="T1">- Resistance: “number of oocysts per gram of feces (OPG) at the day of maximal shedding”. Do you mean the inverse of number of oocysts …. ?<text:tab/></text:span><text:span text:style-name="T33"><text:line-break/></text:span><text:span text:style-name="T1">- Tolerance: “We defined a tolerance index for each individual, describing how its health varied with infection intensity, between day 0 of infection (weight = 100%, parasite intensity = 0 oocyst per mouse gram) and highest impact (weight = maximum weight loss relative to day 0, parasite intensity = maximum parasite number per gram of feces).”<text:tab/></text:span><text:span text:style-name="T33"><text:line-break/></text:span><text:span text:style-name="T1">Two points: (i) But you first mentioned that tolerance is defined as the slope (reaction norm) of the relationship between parasite burden and fitness related variable (… ??). Why didn’t you estimate the reaction norms, then?<text:tab/></text:span><text:span text:style-name="T33"><text:line-break/></text:span><text:span text:style-name="T1">(ii) Ratios between fitness related variables (or phenotypic quality) and intensity of parasitism are not a good approach to characterise tolerance because it might be confound with individual vigour (i.e., better quality individuals will experience smaller negative effect of a target parasitism burden, but it does not mean they are more tolerant than individuals of lower quality). See discussion on Raberg et al. </text:span><text:soft-page-break/><text:span text:style-name="T1">2009 and Fry 1993 (Fry JD. 1993. The “general vigor” problem: can antagonistic pleiotropy be detected when genetic covariances are positive? Evolution. 47:327–333.) for the exposition of the namely vigor problem.<text:tab/></text:span><text:span text:style-name="T33"><text:line-break/></text:span><text:span text:style-name="T1">(iii) In any case, tolerance is estimated by using the value of resistance in the denominator of the ratio, implying additional problems of interpretation of results, mainly when the aim of the manuscript is to explore association between estimates of tolerance and of resistance</text:span><text:span text:style-name="T33"><text:line-break/></text:span><text:span text:style-name="T1">tolerance = (maximum relative weight loss … / maximum number of oocysts …),</text:span><text:span text:style-name="T33"><text:line-break/></text:span><text:span text:style-name="T1">As the maximum number of oocysts is used as a measure of resistance, tolerance is defined on the base of the level of resistance. Thus, it is not unexpected that estimates of resistance and tolerance were negatively related, it is just the mathematical consequence of the methods used to estimate them.</text:span><text:span text:style-name="T33"><text:line-break/><text:line-break/></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5T10:30:19.281416132</meta:creation-date>
    <dc:date>2020-02-26T15:56:32.587573259</dc:date>
    <meta:editing-duration>PT14M20S</meta:editing-duration>
    <meta:editing-cycles>4</meta:editing-cycles>
    <meta:generator>LibreOffice/6.1.5.2$Linux_X86_64 LibreOffice_project/10$Build-2</meta:generator>
    <meta:document-statistic meta:table-count="0" meta:image-count="0" meta:object-count="0" meta:page-count="10" meta:paragraph-count="37" meta:word-count="2889" meta:character-count="18317" meta:non-whitespace-character-count="15373"/>
  </office:meta>
</office:document-meta>
</file>